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  <style:font-face style:name="Times New Roman2" svg:font-family="'Times New Roman', serif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officeooo:paragraph-rsid="002b94fa" style:font-size-asian="11pt" style:font-size-complex="11pt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  <style:text-properties fo:font-variant="normal" fo:text-transform="none" style:font-name="Times New Roman" fo:font-size="11pt" fo:font-style="normal" fo:font-weight="normal" officeooo:paragraph-rsid="002b94fa" style:font-size-asian="11pt" style:font-size-complex="11pt"/>
    </style:style>
    <style:style style:name="P5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6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officeooo:paragraph-rsid="002b94fa" style:font-size-asian="11pt" style:font-size-complex="11pt"/>
    </style:style>
    <style:style style:name="P7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P8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10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officeooo:paragraph-rsid="002b94fa" style:font-size-asian="11pt" style:font-size-complex="11pt"/>
    </style:style>
    <style:style style:name="P11" style:family="paragraph" style:parent-style-name="Text_20_body"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12" style:family="paragraph" style:parent-style-name="Text_20_body">
      <style:paragraph-properties fo:margin-left="0cm" fo:margin-right="0cm" fo:text-align="start" style:justify-single-word="false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P13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14" style:family="paragraph" style:parent-style-name="Text_20_body">
      <style:paragraph-properties fo:margin-left="0cm" fo:margin-right="0cm" fo:line-height="100%" fo:text-align="start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1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16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1" fo:font-size="11pt" fo:font-style="normal" fo:font-weight="normal"/>
    </style:style>
    <style:style style:name="P17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18" style:family="paragraph" style:parent-style-name="Text_20_body">
      <style:text-properties fo:font-variant="normal" fo:text-transform="none" style:font-name="Times New Roman1" fo:font-size="11pt" fo:font-style="normal" fo:font-weight="normal" officeooo:rsid="0035699e" officeooo:paragraph-rsid="0035699e" style:font-size-asian="11pt" style:font-size-complex="11pt"/>
    </style:style>
    <style:style style:name="P19" style:family="paragraph" style:parent-style-name="Text_20_body">
      <style:paragraph-properties fo:margin-left="0cm" fo:margin-right="0cm" fo:text-align="start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20" style:family="paragraph" style:parent-style-name="Text_20_body">
      <style:paragraph-properties fo:margin-left="0cm" fo:margin-right="0cm" fo:text-align="start" style:justify-single-word="false" fo:text-indent="1.251cm" style:auto-text-indent="false"/>
      <style:text-properties fo:font-variant="normal" fo:text-transform="none" style:font-name="Times New Roman1" fo:font-size="11pt" fo:font-style="normal" fo:font-weight="normal"/>
    </style:style>
    <style:style style:name="P21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22" style:family="paragraph" style:parent-style-name="Text_20_body">
      <style:paragraph-properties fo:margin-left="0cm" fo:margin-right="0cm" fo:line-height="100%" fo:text-align="justify" style:justify-single-word="false" fo:text-indent="1.249cm" style:auto-text-indent="false" style:writing-mode="lr-tb"/>
      <style:text-properties fo:font-variant="normal" fo:text-transform="none" style:font-name="Times New Roman1" fo:font-size="10.5pt" fo:font-style="normal" fo:font-weight="normal"/>
    </style:style>
    <style:style style:name="P23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style:font-name="Times New Roman1" fo:font-size="10.5pt" fo:font-style="normal" fo:font-weight="normal"/>
    </style:style>
    <style:style style:name="P24" style:family="paragraph" style:parent-style-name="Text_20_body">
      <style:paragraph-properties fo:margin-left="0cm" fo:margin-right="0cm" fo:line-height="100%" fo:text-align="start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2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26" style:family="paragraph" style:parent-style-name="Text_20_body">
      <style:paragraph-properties fo:margin-left="0cm" fo:margin-right="0cm" fo:text-align="start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27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 style:font-size-asian="11pt" style:font-size-complex="11pt"/>
    </style:style>
    <style:style style:name="P28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0.5pt" fo:font-style="normal" style:text-underline-style="solid" style:text-underline-width="auto" style:text-underline-color="font-color" fo:font-weight="normal"/>
    </style:style>
    <style:style style:name="P29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color="#000000" loext:opacity="100%" style:font-name="Times New Roman" fo:font-size="11pt" fo:font-style="normal" fo:font-weight="normal" style:font-size-asian="11pt" style:font-size-complex="11pt"/>
    </style:style>
    <style:style style:name="P30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tyle="normal" fo:font-weight="normal"/>
    </style:style>
    <style:style style:name="P31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  <style:text-properties fo:font-variant="normal" fo:text-transform="none" fo:font-style="normal" fo:font-weight="normal"/>
    </style:style>
    <style:style style:name="P32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font-style="normal" fo:font-weight="normal"/>
    </style:style>
    <style:style style:name="P33" style:family="paragraph" style:parent-style-name="Text_20_body">
      <style:paragraph-properties fo:margin-left="0cm" fo:margin-right="0cm" fo:line-height="100%" fo:text-align="justify" style:justify-single-word="false" fo:text-indent="1.249cm" style:auto-text-indent="false" style:writing-mode="lr-tb"/>
      <style:text-properties fo:font-variant="normal" fo:text-transform="none" fo:font-style="normal" fo:font-weight="normal"/>
    </style:style>
    <style:style style:name="P3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style:font-name="Times New Roman" fo:font-size="11pt" style:font-size-asian="11pt" style:font-size-complex="11pt"/>
    </style:style>
    <style:style style:name="P35" style:family="paragraph" style:parent-style-name="Text_20_body">
      <style:text-properties style:font-name="Times New Roman" fo:font-size="11pt" style:font-size-asian="11pt" style:font-size-complex="11pt"/>
    </style:style>
    <style:style style:name="P36" style:family="paragraph" style:parent-style-name="Standard">
      <style:text-properties style:font-name="Times New Roman" fo:font-size="11pt" officeooo:paragraph-rsid="002b94fa" style:font-size-asian="11pt" style:font-size-complex="11pt"/>
    </style:style>
    <style:style style:name="P37" style:family="paragraph" style:parent-style-name="Standard">
      <style:text-properties style:font-name="Times New Roman" fo:font-size="11pt" officeooo:rsid="0035699e" officeooo:paragraph-rsid="0035699e" style:font-size-asian="11pt" style:font-size-complex="11pt"/>
    </style:style>
    <style:style style:name="P38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style:font-name="Times New Roman" fo:font-size="11pt" officeooo:rsid="001f804d" officeooo:paragraph-rsid="001f804d" fo:background-color="#ffff00" style:font-size-asian="11pt" style:font-size-complex="11pt"/>
    </style:style>
    <style:style style:name="P39" style:family="paragraph" style:parent-style-name="Standard">
      <style:text-properties style:font-name="Times New Roman" fo:font-size="11pt" officeooo:rsid="0035699e" officeooo:paragraph-rsid="0035699e" fo:background-color="#ffff00" style:font-size-asian="11pt" style:font-size-complex="11pt"/>
    </style:style>
    <style:style style:name="P40" style:family="paragraph" style:parent-style-name="Text_20_body">
      <style:paragraph-properties fo:margin-left="0cm" fo:margin-right="0cm" fo:text-align="justify" style:justify-single-word="false" fo:text-indent="1.249cm" style:auto-text-indent="false"/>
    </style:style>
    <style:style style:name="P41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0.5pt"/>
    </style:style>
    <style:style style:name="P42" style:family="paragraph" style:parent-style-name="Text_20_body" style:master-page-name="MP0">
      <style:paragraph-properties fo:margin-left="0cm" fo:margin-right="0cm" fo:text-align="justify" style:justify-single-word="false" fo:text-indent="1.249cm" style:auto-text-indent="false" style:page-number="auto" fo:break-before="pag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4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44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1" fo:font-size="11pt" fo:font-style="normal" fo:font-weight="normal"/>
    </style:style>
    <style:style style:name="P45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style:font-name="Times New Roman1" fo:font-size="11pt" fo:font-style="normal" fo:font-weight="normal"/>
    </style:style>
    <style:style style:name="P46" style:family="paragraph" style:parent-style-name="Text_20_body">
      <style:paragraph-properties fo:margin-left="0cm" fo:margin-right="0cm" fo:text-align="start" style:justify-single-word="false" fo:text-indent="1.251cm" style:auto-text-indent="false"/>
      <style:text-properties fo:font-variant="normal" fo:text-transform="none" style:font-name="Times New Roman1" fo:font-size="11pt" fo:font-style="normal" fo:font-weight="normal"/>
    </style:style>
    <style:style style:name="P47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1" fo:font-size="10.5pt"/>
    </style:style>
    <style:style style:name="T1" style:family="text">
      <style:text-properties fo:color="#000000" loext:opacity="100%"/>
    </style:style>
    <style:style style:name="T2" style:family="text">
      <style:text-properties style:font-name="Times New Roman2"/>
    </style:style>
    <style:style style:name="T3" style:family="text">
      <style:text-properties style:font-name="Times New Roman2" fo:font-size="11pt"/>
    </style:style>
    <style:style style:name="T4" style:family="text">
      <style:text-properties style:font-name="Times New Roman1" fo:font-size="10.5pt"/>
    </style:style>
    <style:style style:name="T5" style:family="text">
      <style:text-properties style:font-name="Times New Roman1" fo:font-size="10pt"/>
    </style:style>
    <style:style style:name="T6" style:family="text">
      <style:text-properties style:font-name="Times New Roman1" fo:font-size="11pt"/>
    </style:style>
    <style:style style:name="T7" style:family="text">
      <style:text-properties fo:font-size="11pt"/>
    </style:style>
    <style:style style:name="T8" style:family="text">
      <style:text-properties fo:font-variant="normal" fo:text-transform="none" style:font-name="Times New Roman1" fo:font-size="11pt" fo:font-style="normal" fo:font-weight="normal"/>
    </style:style>
    <style:style style:name="T9" style:family="text">
      <style:text-properties fo:font-variant="normal" fo:text-transform="none" style:font-name="Times New Roman1" fo:font-size="10.5pt" fo:font-style="normal" fo:font-weight="normal"/>
    </style:style>
    <style:style style:name="T10" style:family="text">
      <style:text-properties fo:font-variant="normal" fo:text-transform="none" style:font-name="Times New Roman1" fo:font-size="10.5pt" fo:font-style="normal" style:text-underline-style="solid" style:text-underline-width="auto" style:text-underline-color="font-color" fo:font-weight="normal"/>
    </style:style>
    <style:style style:name="T11" style:family="text">
      <style:text-properties fo:font-variant="normal" fo:text-transform="none" fo:font-style="normal" fo:font-weight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3207ec"/>
    </style:style>
    <style:style style:name="T14" style:family="text">
      <style:text-properties officeooo:rsid="0037cb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14">V</text:span>istos etc.</text:p>
      <text:p text:style-name="P13">Trata-se de PEC em desfavor do apenado acima nominado, em que foi elaborada a guia de execução penal inicial.</text:p>
      <text:p text:style-name="P14">Instado a se manifestar, o Ministério Público opinou pela retificação da GEP alegando que a secretaria incorreu em erro material ao não distinguir a pena de roubo da pena de latrocínio, a qual impõe fração de 2/5, já se trata de pena referente a crime de natureza hedionda (evento 12).</text:p>
      <text:p text:style-name="P14">Requereu ainda a alteração da data do trânsito em julgado para 09.08.2022.</text:p>
      <text:p text:style-name="P14">Acrescento ao relatório que o fato delituoso ocorreu em data anterior ao pacote anticrime, em 24.09.2019, sendo a redação anterior mais favorável ao apenado.</text:p>
      <text:p text:style-name="P19">Relatados.</text:p>
      <text:p text:style-name="P19">Com razão o Ministério Público.</text:p>
      <text:p text:style-name="P19">Conforme página 58 do evento 1.1, o acórdão da apelação criminal reduziu a pena da sentença condenatória para  14 anos e 8 meses de reclusão, sendo 10 anos de reclusão pelos crimes de roubo em continuidade delitiva, e 4 anos e 8 meses pelo crime de latrocínio tentando.</text:p>
      <text:p text:style-name="P19">Ademais, consta na página 98 do evento 1.1 a data do trânsito em julgado como sendo 09.08.2022.</text:p>
      <text:p text:style-name="P19">Ante o exposto, defiro o pedido do MP para que se retifique a guia de execução penal <text:span text:style-name="T12">separando os delitos</text:span>, fazendo constar 10 anos de reclusão para os crimes de roubo, e 4 anos e 8 meses pelo crime de latrocínio tentando, devendo, neste último, ser utilizada a fração de 2/5 para o cálculo da progressão de regime e 2/3 para o livramento condicional.</text:p>
      <text:p text:style-name="P19">Ademais, determino a retificação da data do trânsito em julgado para fazer constar a data de 09.08.2022.</text:p>
      <text:p text:style-name="P19">P.R.I. Atualize-se a GEP. Ciência ao MP.</text:p>
      <text:p text:style-name="P17"/>
      <text:p text:style-name="P17">Vistos etc.</text:p>
      <text:p text:style-name="P13">Trata-se de PEC em desfavor do apenado acima nominado, a qual foi dada vista inicial ao Ministério Público, em razão do recebimento dos autos oriundo de outra Comarca.</text:p>
      <text:p text:style-name="P14">Instado a se manifestar, o Ministério Público opinou pela retificação da GEP para fazer constar a fração de 2/5 para o cálculo da progressão de regime, e 2/3 para o cálculo do livramento condicional, referente ao crime de tráfico de drogas do processo criminal nº 0801869-46.2020.8.20.5105, por ser o apenado primário em crime de natureza hedionda.</text:p>
      <text:p text:style-name="P24"><text:span text:style-name="T7">Acrescento ao relatório que a GEP atual está utilizando as frações de 60% para o crime de natureza hedionda (tráfico de drogas), 20% para o crime de posse irregular de arma de fogo, referentes ao processo criminal nº 0801869-46.2020.8.20.5105,</text:span> <text:span text:style-name="T7">e 1/6 para o crime</text:span> de tráfico privilegiado, este último referente ao processo criminal nº 0100215-02.2019.8.20.0158.</text:p>
      <text:p text:style-name="P26">Anoto ainda que a GEP está utilizando a fração de 1/1 para o cálculo do livramento condicional referente ao crime de tráfico de drogas.</text:p>
      <text:p text:style-name="P19">Relatados.</text:p>
      <text:p text:style-name="P21"><text:span text:style-name="T7">Inicialmente, verifico que o fato delituoso do processo criminal nº 0801869-46.2020.8.20.5105</text:span> <text:span text:style-name="T7">ocorreu em 16.11.2020, o que implica o uso da nova redação do artigo 112 da LEP.</text:span></text:p>
      <text:p text:style-name="P15">Ademais, observo que o apenado foi condenado por tráfico de drogas e posse irregular de arma de fogo nos autos acima mencionado.</text:p>
      <text:p text:style-name="P15"><text:soft-page-break/>Desse modo, sendo o apenado primário, conforme artigo 112, I e V, da LEP, é de se aplicar o percentual 40% e 16%, respectivamente, para o cálculo da progressão de regime do referido processo criminal.</text:p>
      <text:p text:style-name="P30"><text:span text:style-name="T6">No tocante a pena de tráfico privilegiado,</text:span> <text:span text:style-name="T3">em razão da súmula 501 do STJ que veda a combinação de leis, torna-se impossível manter fração no patamar de 1/6.</text:span></text:p>
      <text:p text:style-name="P25">Neste caso, é ainda mais benéfico ao apenado a aplicação dos percentuais do pacote anticrime.</text:p>
      <text:p text:style-name="P25">Isso posto, determino a retificação da GEP para <text:span text:style-name="T7">aplicar ao calculo da progressão de regime o percentual de 40% para o crime de tráfico de drogas, por ser o apenado primário em crime hediondo, e 16% para os demais crimes, por ser o apenado primário em crime cometido sem violência. </text:span></text:p>
      <text:p text:style-name="P17">Determino, ainda, a retificação da GEP para aplicar a fração de 2/3 ao calculo do livramento condicional referente ao crime de tráfico de drogas.</text:p>
      <text:p text:style-name="P26"><text:span text:style-name="T7">Ademais, determino que seja lançado na GEP o trânsito em julgado do processo criminal nº </text:span>0100215-02.2019.8.20.0158, datado de 01.08.2021.</text:p>
      <text:p text:style-name="P19">P.R.I. Atualize-se a GEP. Ciência ao MP.</text:p>
      <text:p text:style-name="P17"/>
      <text:p text:style-name="P27">Vistos etc.</text:p>
      <text:p text:style-name="P23">Trata-se de PEC em desfavor do apenado acima nominado, em que foi elaborada a guia de execução penal em razão da unificação das penas.</text:p>
      <text:p text:style-name="P41"><text:span text:style-name="T11">Instado a se manifestar, o Ministério Público opinou pela retificação da GEP alegando que a secretaria incorreu em erro material ao aplicar o percentual de 1/6 no cálculo da progressão de regime referente ao processo criminal nº </text:span>0104523-34.2014.8.20.0101<text:span text:style-name="T11">, uma vez que se trata de pena referente a crime de natureza hedionda (evento 237).</text:span></text:p>
      <text:p text:style-name="P23">Intimada, a Defesa pugnou pela manutenção da fração aplicada na GEP e a prisão domiciliar da apenada.</text:p>
      <text:p text:style-name="P20">Relatados.</text:p>
      <text:p text:style-name="P20">Com razão o Ministério Público.</text:p>
      <text:p text:style-name="P20">Conforme página 28 e 32 do evento 1.2, a sentença condenatória afastou a aplicação do §4º do artigo 33 da lei 11.343/2006.</text:p>
      <text:p text:style-name="P16">Assim, reconheço o erro material na confecção da guia de execução penal.</text:p>
      <text:p text:style-name="P32"><text:span text:style-name="T6">Isso posto, defiro o pedido do MP e determino a retificação da GEP para aplicar o percentual de 2/5 ao calculo da progressão de regime, e 2/3 para o livramento condicional, referente </text:span><text:span text:style-name="T4">ao processo criminal nº 0104523-34.2014.8.20.0101.</text:span></text:p>
      <text:p text:style-name="P16">P.R.I. Atualize-se a GEP. </text:p>
      <text:p text:style-name="P16">Vista ao MP do pedido de prisão domiciliar da apenada.</text:p>
      <text:p text:style-name="P17"/>
      <text:p text:style-name="P17"/>
      <text:p text:style-name="P17"/>
      <text:p text:style-name="P17">Vistos etc.</text:p>
      <text:p text:style-name="P13">Trata-se de PEC em desfavor do apenado acima nominado, em que foi elaborada a guia de execução penal inicial.</text:p>
      <text:p text:style-name="P14"><text:soft-page-break/>Instado a se manifestar, o Ministério Público opinou pela retificação da GEP alegando que a secretaria incorreu em erro material ao aplicar o percentual de 30% no cálculo da progressão de regime, uma vez que se trata de apenado primário em crime cometido com violência ou grave ameaça à pessoa (evento 11).</text:p>
      <text:p text:style-name="P24"><text:span text:style-name="T7">Acrescento ao relatório que consta em desfavor do apenado as ações penais nº </text:span>0801048-05.2021.8.20.5300 e 0802113-35.2021.8.20.5300, ambas com sentença condenatória com trânsito em julgado pelo crime de furto, com GEP já remetida no SIAGAJUS, ainda não autuadas ou acostadas a estes autos.</text:p>
      <text:p text:style-name="P19">Relatados.</text:p>
      <text:p text:style-name="P25"><text:span text:style-name="T7">Inicialmente, verifico que o fato delituoso do processo criminal nº </text:span>0804803-37.2021.8.20.5300 <text:span text:style-name="T7">ocorreu em 18.12.2021, o que implica o uso da nova redação do artigo 112 da LEP.</text:span></text:p>
      <text:p text:style-name="P15">Ademais, observo que o apenado foi condenado por roubo circunstanciado pelo emprego de arma branca (faca) na pena acima mencionada, bem como é primário neste tipo de crime. </text:p>
      <text:p text:style-name="P15">Por conseguinte, não se trata de crime hediondo e, na forma do artigo 112, <text:span text:style-name="T13">I</text:span>II da LEP, é de se aplicar o percentual de 25% para o cálculo da progressão de regime.</text:p>
      <text:p text:style-name="P15">Isso posto, defiro o pedido do MP e determino a retificação da GEP para aplicar o percentual de 25% ao calculo da progressão de regime, em razão de se tratar de apenado primário em crime cometido com violência. </text:p>
      <text:p text:style-name="P15">P.R.I. Atualize-se a GEP. Ciência ao MP.</text:p>
      <text:p text:style-name="P28"><text:span text:style-name="T7">Busque-se as guias de recolhimento dos processos criminais nº </text:span>0801048-05.2021.8.20.5300 e 0802113-35.2021.8.20.5300 e voltem-me os autos conclusos para unificação das penas.</text:p>
      <text:p text:style-name="P17"/>
      <text:p text:style-name="P17">Vistos etc.</text:p>
      <text:p text:style-name="P13">Trata-se de PEC em desfavor do apenado acima nominado, a qual foi dada vista inicial ao Ministério Público, em razão do recebimento dos autos oriundo de outra Comarca.</text:p>
      <text:p text:style-name="P14">Instado a se manifestar, o Ministério Público opinou pela retificação da GEP para fazer constar a fração de 2/5 para o cálculo da progressão de regime, e 2/3 para o cálculo do livramento condicional, referente ao crime de tráfico de drogas do processo criminal nº 0801869-46.2020.8.20.5105, por ser o apenado primário em crime de natureza hedionda.</text:p>
      <text:p text:style-name="P19">Relatados.</text:p>
      <text:p text:style-name="P21"><text:span text:style-name="T7">Inicialmente, verifico que o fato delituoso do processo criminal nº 0801869-46.2020.8.20.5105</text:span> <text:span text:style-name="T7">ocorreu em 16.11.2020, o que implica o uso da nova redação do artigo 112 da LEP.</text:span></text:p>
      <text:p text:style-name="P15">Ademais, observo que o apenado foi condenado por tráfico de drogas e posse irregular de arma de fogo na pena acima mencionada.</text:p>
      <text:p text:style-name="P15">Desse modo, conforme artigo 112, I e V, da LEP, é de se aplicar o percentual 40% e 16%, respectivamente, para o cálculo da progressão de regime do referido processo criminal.</text:p>
      <text:p text:style-name="P15">Quanto as demais penas, anoto aqui que o segundo delito ocorreu antes do trânsito em julgado da primeira condenação, assim sendo, o apenado é tecnicamente primário em todos os crimes.</text:p>
      <text:p text:style-name="P21">Nesta senda, considerando que <text:span text:style-name="T7">súmula 501 do STJ veda a combinação de leis, é necessário aplicar o percentual do pacote anticrime também ao processo criminal nº </text:span>0100215-02.2019.8.20.0158, onde o apenado foi condenado a 5 anos de reclusão por tráfico de drogas privilegiado, crime de natureza comum. </text:p>
      <text:p text:style-name="P25"><text:soft-page-break/>Isso posto, determino a retificação da GEP para <text:span text:style-name="T7">aplicar ao calculo da progressão de regime o percentual de 40% para o crime de tráfico de drogas, por ser o apenado primário em crime hediondo, e 16% para os demais crimes, por ser o apenado primário em crime cometido sem violência. </text:span></text:p>
      <text:p text:style-name="P25">Determino, ainda, a retificação da GEP para <text:span text:style-name="T7">aplicar a fração de 2/5 ao calculo do livramento condicional para o crime de tráfico de drogas. </text:span></text:p>
      <text:p text:style-name="P26"><text:span text:style-name="T7">Ademais, determino que seja lançado na GEP o transito em julgado do processo criminal nº </text:span>0100215-02.2019.8.20.0158, em 01.08.2021.</text:p>
      <text:p text:style-name="P19">P.R.I. Atualize-se a GEP. Ciência ao MP.</text:p>
      <text:p text:style-name="P17"/>
      <text:p text:style-name="P17"/>
      <text:p text:style-name="P17"/>
      <text:p text:style-name="P17">Vistos etc.</text:p>
      <text:p text:style-name="P13">Trata-se de PEC em desfavor do apenado acima nominado, em que foi elaborada a guia de execução penal inicial.</text:p>
      <text:p text:style-name="P13">Instado a se manifestar, o Ministério Público opinou pela retificação da GEP alegando que a secretaria incorreu em erro material ao aplicar o percentual de 16% no cálculo da progressão de regime, uma vez que se trata de pena referente a crime de natureza hedionda (evento 12).</text:p>
      <text:p text:style-name="P12">Relatados.</text:p>
      <text:p text:style-name="P30"><text:span text:style-name="T3">Inicialmente, verifico que o fato delituoso do processo criminal nº </text:span><text:span text:style-name="T4">0100241-34.2020.8.20.0103</text:span> <text:span text:style-name="T3">ocorreu em 20.02.2020, o que implica o uso da nova redação do artigo 112 da LEP.</text:span></text:p>
      <text:p text:style-name="P7">Ademais, observo que o apenado foi condenado por roubo circunstanciado pelo emprego de arma de fogo na pena acima mencionada.</text:p>
      <text:p text:style-name="P7">Assim, considerando que a alteração legislativa imposta pela lei 13.964/2019 (pacote anticrime) também alterou a lei 8.072/1990, verifico que apenado é primário em crime hediondo.</text:p>
      <text:p text:style-name="P7">Desse modo, conforme artigo 112, V, da LEP, é de se aplicar o percentual 40% para o cálculo da progressão de regime.</text:p>
      <text:p text:style-name="P7">Isso posto, defiro o pedido do MP e determino a retificação da GEP para aplicar o percentual de 40% ao calculo da progressão de regime, e 2/3 para o livramento condicional, em razão de se tratar de apenado primário em crime hediondo. </text:p>
      <text:p text:style-name="P7">P.R.I. Atualize-se a GEP. Ciência ao MP.</text:p>
      <text:p text:style-name="P17"/>
      <text:p text:style-name="P17">Vistos etc.</text:p>
      <text:p text:style-name="P45">Trata-se de PEC em desfavor do apenado acima nominado, em que foi elaborada a guia de execução penal inicial.</text:p>
      <text:p text:style-name="P45">Instado a se manifestar, o Ministério Público opinou pela retificação da GEP alegando que a secretaria incorreu em erro material ao aplicar o percentual de 40% no cálculo da progressão de regime, uma vez que se trata de crime hediondo com resultado morte (evento 12)</text:p>
      <text:p text:style-name="P20">Relatados.</text:p>
      <text:p text:style-name="P47"><text:soft-page-break/><text:span text:style-name="T11">Inicialmente, verifico que o fato delituoso do processo criminal nº </text:span>0800039-69.2022.8.20.5139 <text:span text:style-name="T11">ocorreu em 21.01.2022, o que implica o uso da nova redação do artigo 112 da LEP.</text:span></text:p>
      <text:p text:style-name="P16">Ademais, observo que o apenado foi condenado por homicídio qualificado (consumado) na pena acima mencionada.</text:p>
      <text:p text:style-name="P16">Desse modo, conforme artigo 112, VI, a, da LEP, é de se aplicar o percentual 50% para o cálculo da progressão de regime.</text:p>
      <text:p text:style-name="P16">Isso posto, defiro o pedido do MP e determino a retificação da GEP para aplicar o percentual de 50% ao calculo da progressão de regime, vedado o livramento condicional, referente ao crime de homicídio qualificado, em razão de se tratar de apenado primário em crime hediondo com resultado morte. </text:p>
      <text:p text:style-name="P16">P.R.I. Atualize-se a GEP. Ciência ao MP.</text:p>
      <text:p text:style-name="P17"/>
      <text:p text:style-name="P17"/>
      <text:p text:style-name="P17"/>
      <text:p text:style-name="P17">Vistos etc.</text:p>
      <text:p text:style-name="P13">Trata-se de PEC em desfavor do apenado acima nominado, em que foi elaborada a guia de execução penal inicial (evento 4 e 5).</text:p>
      <text:p text:style-name="P14">Instado a se manifestar, o Ministério Público opinou pela retificação da GEP alegando que a secretaria incorreu em erro material ao aplicar o percentual de 16% na GEP, uma vez que se trata de crime cometido com violência ou grave ameaça, devendo constar 25% para o cálculo da progressão de regime (evento 11).</text:p>
      <text:p text:style-name="P13">Relatados.</text:p>
      <text:p text:style-name="P21"><text:span text:style-name="T7">Inicialmente, verifico que o delito do processo criminal nº </text:span>0800708-34.2021.8.20.5600 <text:span text:style-name="T7">ocorreu em 09.08.2021, após a alteração legislativa do pacote anticrime.</text:span></text:p>
      <text:p text:style-name="P40"><text:span text:style-name="T8">Ademais, observo que o apenado foi condenado por roubo em que </text:span><text:span text:style-name="Emphasis"><text:span text:style-name="T8">simulou </text:span></text:span><text:span text:style-name="T8">portar arma de fogo na pena aqui executada.</text:span></text:p>
      <text:p text:style-name="P13">Portanto, com relação ao crime de roubo destes autos (crime não hediondo), é de se aplicar o percentual de 25% (LEP, art. 112, III).</text:p>
      <text:p text:style-name="P15">Isso posto, defiro o pedido do MP e determino a retificação do erro material da GEP para aplicar o percentual de 25% ao calculo da progressão de regime, em razão de se tratar de crime cometido com violência ou grave ameaça à pessoa.</text:p>
      <text:p text:style-name="P15">P.R.I. Atualize-se a GEP. Ciência ao MP.</text:p>
      <text:p text:style-name="Text_20_body"><text:line-break/></text:p>
      <text:p text:style-name="P1"/>
      <text:p text:style-name="P1">Vistos etc.</text:p>
      <text:p text:style-name="P5">Trata-se de execução penal em desfavor do apenado acima nominado, em que me vieram conclusos os autos para análise da progressão de regime.</text:p>
      <text:p text:style-name="P1">Interveio o Ministério Público opinando pela retificação da GEP, em razão de constar indevidamente o percentual de 25% em todo cálculo da progressão de regime, quando deveria constar 40% para o crime de roubo circunstanciado por uso de arma de fogo, e 16% para o furto  qualificado (evento 18).</text:p>
      <text:p text:style-name="P1"><text:soft-page-break/>Relatados.</text:p>
      <text:p text:style-name="P1">Com razão o Ministério Público.</text:p>
      <text:p text:style-name="P1">Inicialmente, verifico que o fato delituoso do processo criminal nº 0102859-64.2020.8.20.0001 ocorreu em 28.04.2020, o que implica o uso da nova redação do artigo 112 da LEP.</text:p>
      <text:p text:style-name="P1">Ademais, observo que o apenado foi condenado por roubo circunstanciado pelo emprego de arma de fogo, em concurso concurso formal com furto qualificado, na pena aqui executada.</text:p>
      <text:p text:style-name="P1">Assim, considerando que a alteração legislativa imposta pela lei 13.964/2019 (pacote anticrime) também alterou a lei 8.072/1990, verifico que apenado é primário em crime hediondo quanto ao crime de roubo. </text:p>
      <text:p text:style-name="P1">Desse modo, conforme artigo 112, I e V, da LEP, é de se aplicar 16% para o crime de furto e 40% para o crime de roubo circunstanciado pelo emprego de arma de fogo.</text:p>
      <text:p text:style-name="P5">Isso posto, defiro o pedido do MP e determino a retificação da GEP para aplicar o percentual de 16% para o crime de furto e 40% para o crime de roubo circunstanciado pelo emprego de arma de fogo no calculo da progressão de regime.</text:p>
      <text:p text:style-name="P5">Determino, ainda, a aplicação da fração de  2/3 para o cálculo do livramento condicional referente ao crime de natureza hedionda.</text:p>
      <text:p text:style-name="P29">P.R.I. Atualize-se a GEP. Ciência ao MP. </text:p>
      <text:p text:style-name="P34"/>
      <text:p text:style-name="P34"/>
      <text:p text:style-name="P34"/>
      <text:p text:style-name="P17">Vistos etc.</text:p>
      <text:p text:style-name="P13">Requereu o apenada a retificação da GEP para fazer constar o percentual de 25% para o cálculo da progressão de regime referente ao crime de roubo (evento 100).</text:p>
      <text:p text:style-name="P13">Alega a Defesa que a apenada não cometeu crime de natureza hedionda, juntando cópia da sentença condenatória.</text:p>
      <text:p text:style-name="P13">Acrescento ao relatório que a GEP está utilizando atualmente o percentual de 40% para o cálculo da progressão de regime referente ao crime de roubo, e 16% para os demais crimes. </text:p>
      <text:p text:style-name="P13">Relatados. </text:p>
      <text:p text:style-name="P22"><text:span text:style-name="T7">Inicialmente verifico que a apenada foi condenada pelo </text:span>art. 157, § 2º, II, do Código Penal.</text:p>
      <text:p text:style-name="P40"><text:span text:style-name="T9">Assim sendo, não é o caso de se aplicar o percentual de 40%, uma vez que o referido crime </text:span><text:span text:style-name="Strong_20_Emphasis"><text:span text:style-name="T10">não consta</text:span></text:span><text:span text:style-name="T9"> no rol taxativo de crimes de natureza hedionda.</text:span></text:p>
      <text:p text:style-name="P25">Isso posto, defiro o pedido da defesa para fazer constar no cálculo de progressão de regime o percentual de 25% em relação ao crime de roubo majorado pelo concurso de pessoas.</text:p>
      <text:p text:style-name="P15">Determino, ainda, de ofício, a retificação da GEP para aplicar a fração de 1/3 para todo o calculo do livramento condicional.</text:p>
      <text:p text:style-name="P25">P.R.I. Atualize-se a GEP.</text:p>
      <text:p text:style-name="P25">Ciência ao MP.</text:p>
      <text:p text:style-name="P34"/>
      <text:p text:style-name="P38">ROUBO ANTERIOR AO PACOTE DEFERIR 1/6</text:p>
      <text:p text:style-name="P34"><text:soft-page-break/></text:p>
      <text:p text:style-name="P1">Vistos etc.</text:p>
      <text:p text:style-name="P5">Requereu o apenado a retificação da GEP para fazer constar os percentuais adequado a crime comum nos cálculos, uma vez que o crime de roubo circunstanciado pelo uso de arma de fogo (AP nº 0800285-20.2021.8.20.5133), foi cometido antes da alteração legislativa imposta pela lei 13.964/2019, não sendo, portanto, considerado crime hediondo (evento 11).</text:p>
      <text:p text:style-name="P5">Instado a se manifestar, o Ministério Público opinou pelo deferimento do pedido (evento 14). </text:p>
      <text:p text:style-name="P1">Relatados.</text:p>
      <text:p text:style-name="P1">Com razão as partes.</text:p>
      <text:p text:style-name="P1">Inicialmente verifico que o fato delituoso do processo criminal nº 00800285-20.2021.8.20.5133 ocorreu em 09.07.2019, o que implica o uso da redação antiga do artigo 112 da LEP, por ser mais benéfica ao apenado.</text:p>
      <text:p text:style-name="P1">Assim, em relação ao crime de roubo, é de se aplicar 1/6 para progressão de regime e 1/3 para o livramento condicional.</text:p>
      <text:p text:style-name="P5">Isso posto, determino a retificação da GEP para aplicar a fração de 1/6 para progressão de regime, e 1/3 para o livramento condicional, em razão de ser o apenado primário em crime comum, por fato cometido antes do pacote anticrime.</text:p>
      <text:p text:style-name="P5"><text:span text:style-name="T1">P.R.I. Atualize-se a GEP. </text:span>Certifiquem-se seus antecedentes criminais e busque-se ACC.</text:p>
      <text:p text:style-name="P5">Tudo atendido, dê-se vista ao Ministério Público.</text:p>
      <text:p text:style-name="P34"/>
      <text:p text:style-name="P34"/>
      <text:p text:style-name="P34"/>
      <text:p text:style-name="P1">Vistos etc.</text:p>
      <text:p text:style-name="P5">Requereu a Defesa a retificação da GEP para fazer constar os percentuais adequados a apenado primário, alegando que ele foi indevidamente considerado reincidente (evento 104). </text:p>
      <text:p text:style-name="P5">Instado a se manifestar, o Ministério Público opinou pelo deferimento do pedido (evento 108). </text:p>
      <text:p text:style-name="P1">Relatados.</text:p>
      <text:p text:style-name="P1">Com razão as partes.</text:p>
      <text:p text:style-name="P1">Inicialmente, verifico que o fato delituoso do processo criminal nº 00800285-20.2021.8.20.5133 ocorreu em data anterior ao trânsito em julgado do processo criminal nº 0106137-73.2020.8.20.0001.</text:p>
      <text:p text:style-name="P1">Assim sendo, o apenado é tecnicamente primário.</text:p>
      <text:p text:style-name="P1">Isso posto, defiro o pedido da Defesa e determino a retificação da GEP para aplicar os percentuais de 16% para o crime cometido sem violência, e 25% para os crimes de roubo mediante simulacro de arma de fogo.</text:p>
      <text:p text:style-name="P1">P.R.I. Atualize-se a GEP. Ciência ao MP.</text:p>
      <text:p text:style-name="P34"/>
      <text:p text:style-name="P34"/>
      <text:p text:style-name="P34"/>
      <text:p text:style-name="P1"><text:soft-page-break/>Vistos etc.</text:p>
      <text:p text:style-name="P5">Requereu a Defesa a retificação da GEP para fazer constar os percentuais adequados a crime comum nos cálculos, alegando que o tipo de furto cometido pelo apenado não é considerado crime hediondo (evento 128). </text:p>
      <text:p text:style-name="P5">Instado a se manifestar, o Ministério Público opinou pelo deferimento do pedido (evento 135). </text:p>
      <text:p text:style-name="P1">Relatados.</text:p>
      <text:p text:style-name="P1">Com razão as partes.</text:p>
      <text:p text:style-name="P2">Inicialmente, verifico que o fato delituoso do processo criminal nº 0802871-04.2022.8.20.5001 (artigo 155, § 4 º, inciso I e IV, do Código Penal), cometido em 27.11.2021, não consta no rol taxativo de crimes hediondos. </text:p>
      <text:p text:style-name="P1">Assim sendo, considerando que o delito ocorreu após a alteração legislativa do pacote anticrime, a fração utilizada deve de 16%.</text:p>
      <text:p text:style-name="P5">Aqui lembro que a súmula 501 do STJ veda a combinação de leis, ainda que em benefício do réu, o que implica a alteração da fração aplicada ao crime de roubo.</text:p>
      <text:p text:style-name="P1">Isso posto, defiro o pedido da Defesa e determino a retificação da GEP para aplicar o percentual de 16% para o crime cometido sem violência e, em razão da vedação da combinação de leis, determino a aplicação do percentual de 25% para os crimes de roubo mediante simulacro de arma de fogo.</text:p>
      <text:p text:style-name="P1">P.R.I. Atualize-se a GEP. Ciência ao MP.</text:p>
      <text:p text:style-name="P1"/>
      <text:p text:style-name="P9">Vistos etc.</text:p>
      <text:p text:style-name="P33"><text:span text:style-name="T3">Requereu a Defesa a retificação da GEP para fazer constar o percentual adequado a crime comum no cálculo de progressão de regime referente ao processo criminal nº </text:span><text:bookmark text:name="page6R_mcid12"/><text:span text:style-name="T4">0802113-35.2021.8.20.5300</text:span><text:span text:style-name="T3">, alegando que o tipo de furto cometido pelo apenado não é considerado crime hediondo (evento 129). </text:span></text:p>
      <text:p text:style-name="P8">Instado a se manifestar, o Ministério Público opinou pelo deferimento do pedido (evento 133). </text:p>
      <text:p text:style-name="P7">Relatados.</text:p>
      <text:p text:style-name="P7">Com razão as partes.</text:p>
      <text:p text:style-name="P31"><text:span text:style-name="T3">Inicialmente, verifico que o fato delituoso do processo criminal nº </text:span><text:bookmark text:name="page6R_mcid121"/><text:span text:style-name="T4">0802113-35.2021.8.20.5300</text:span> <text:span text:style-name="T3">(artigo 155, § 4 º, inciso IV, do Código Penal), cometido em 21.05.2021, não consta no rol taxativo de crimes hediondos. </text:span></text:p>
      <text:p text:style-name="P7">Assim sendo, considerando que o delito ocorreu após a alteração legislativa do pacote anticrime, sendo o apenado reincidente em crime cometido sem violência, a fração utilizada deve ser 20% (art. 112, II, da LEP).</text:p>
      <text:p text:style-name="P8">Aqui lembro que a súmula 501 do STJ veda a combinação de leis, ainda que em benefício do réu.</text:p>
      <text:p text:style-name="P8">Ou seja, não é possível continuar a utilizar a fração de 1/6 para os demais crimes de furto e para o crime de receptação, todos eles cometidos sem violência.</text:p>
      <text:p text:style-name="P7">Isso posto, defiro o pedido da Defesa e determino a retificação da GEP para aplicar o percentual de 20% para todos os crimes, em razão de ser o apenado reincidente em crime cometido sem violência.</text:p>
      <text:p text:style-name="P7">P.R.I. Atualize-se a GEP. Ciência ao MP.</text:p>
      <text:p text:style-name="P1"/>
      <text:p text:style-name="P9"><text:soft-page-break/>Vistos etc.</text:p>
      <text:p text:style-name="P33"><text:span text:style-name="T3">Requereu a Defesa a retificação da GEP para fazer constar os percentuais adequados a apenado primário em crime hediondo referente ao processo criminal nº </text:span><text:span text:style-name="T4">0801840-56.2021.8.20.5300</text:span><text:span text:style-name="T3">, alegando que ele foi indevidamente considerado reincidente em crime hediondo (evento 36). </text:span></text:p>
      <text:p text:style-name="P8">Instado a se manifestar, o Ministério Público opinou pelo deferimento do pedido (evento 40). </text:p>
      <text:p text:style-name="P7">Relatados.</text:p>
      <text:p text:style-name="P7">Com razão as partes.</text:p>
      <text:p text:style-name="P31"><text:span text:style-name="T3">Inicialmente, verifico que o fato delituoso do processo criminal nº </text:span><text:span text:style-name="T4">0801840-56.2021.8.20.5300</text:span> <text:span text:style-name="T3">ocorreu em 30.04.2021, o que implica o uso da nova redação do artigo 112 da LEP.</text:span></text:p>
      <text:p text:style-name="P7">Ademais, observo que o apenado foi condenado por roubo circunstanciado pelo emprego de arma de fogo na pena acima mencionada.</text:p>
      <text:p text:style-name="P31"><text:span text:style-name="T3">Assim, considerando que a alteração legislativa imposta pela lei 13.964/2019 (pacote anticrime) também alterou a lei 8.072/1990, verifico que apenado é primário em crime hediondo quanto ao segundo crime de roubo </text:span><text:span text:style-name="T4">(AP nº 0801840-56.2021.8.20.5300)</text:span><text:span text:style-name="T3">. </text:span></text:p>
      <text:p text:style-name="P30"><text:span text:style-name="T3">Quanto ao primeiro crime de roubo, processo criminal nº </text:span><text:span text:style-name="T4">0100004-49.2019.8.20.0001, tendo ocorrido em 31.12.2018, não pode ser considerado crime hediondo. </text:span></text:p>
      <text:p text:style-name="P7">Assim sendo, o apenado é tecnicamente primário em crime hediondo, embora seja reincidente genérico.</text:p>
      <text:p text:style-name="P13">Aqui lembro que a súmula 501 do STJ veda a combinação de leis, ainda que em benefício do réu, o que implica a alteração da fração aplicada ao primeiro crime de roubo.</text:p>
      <text:p text:style-name="P7">Desse modo, conforme artigo 112, III e V, da LEP, é de se aplicar 25% para o primeiro crime de roubo e 40% para o segundo crime de roubo.</text:p>
      <text:p text:style-name="P2"><text:span text:style-name="T2">Isso posto, defiro o pedido da Defesa e determino a retificação da GEP para aplicar ao calculo da progressão de regime o  percentual de 40% à pena referente ao processo criminal nº 0801840-56.2021.8.20.5300, e 2/3 para o livramento condicional, em razão de se tratar de apenado primário em crime hediondo.</text:span> </text:p>
      <text:p text:style-name="P30"><text:span text:style-name="T3">Determino ainda, de ofício, a alteração do percentual aplicado ao roubo referente ao processo criminal nº </text:span><text:span text:style-name="T4">0100004-49.2019.8.20.0001 para 25%.</text:span></text:p>
      <text:p text:style-name="P7">P.R.I. Atualize-se a GEP. Ciência ao MP.</text:p>
      <text:p text:style-name="Text_20_body"><text:line-break/></text:p>
      <text:p text:style-name="P35"><text:line-break/></text:p>
      <text:p text:style-name="P11">Vistos etc.</text:p>
      <text:p text:style-name="P8">Trata-se de PEC em que me vieram conclusos os autos para análise da progressão de regime.</text:p>
      <text:p text:style-name="P14">Instado a se manifestar, o Ministério Público opinou pela retificação da GEP alegando que a secretaria incorreu em erro material ao aplicar o percentual de 16% na GEP, uma vez que se trata de crime de natureza hedionda (evento 136).</text:p>
      <text:p text:style-name="P8">Relatados.</text:p>
      <text:p text:style-name="P32"><text:soft-page-break/><text:span text:style-name="T3">Inicialmente, verifico que o delito do processo criminal nº </text:span><text:span text:style-name="T4">0103624-35.2020.8.20.0001 </text:span><text:span text:style-name="T3">ocorreu em 08.06.2020, após a alteração legislativa do pacote anticrime.</text:span></text:p>
      <text:p text:style-name="P7">Ademais, observo que o apenado foi condenado por roubo circunstanciado pelo emprego de arma de fogo na pena aqui executada.</text:p>
      <text:p text:style-name="P7">Assim, considerando que a alteração legislativa imposta pela lei 13.964/2019 (pacote anticrime) também alterou a lei 8.072/1990 (rol de crimes hediondos), verifico que apenado é primário em crime hediondo. </text:p>
      <text:p text:style-name="P32"><text:span text:style-name="T3">Portanto, com relação ao segundo crime de roubo (AP nº </text:span><text:span text:style-name="T4">0103624-35.2020.8.20.0001)</text:span><text:span text:style-name="T3">, é de se aplicar o percentual de 40% (LEP, art. 112, V).</text:span></text:p>
      <text:p text:style-name="P13">Aqui lembro que a súmula 501 do STJ veda a combinação de leis, ainda que em benefício do réu, o que implica a alteração da fração aplicada ao primeiro crime de roubo.</text:p>
      <text:p text:style-name="P7">Desse modo, conforme artigo 112, III e V, da LEP, é de se aplicar 25% para o primeiro crime de roubo (primário em crime comum cometido com violência) e 40% para o segundo crime de roubo (primário em crime hediondo).</text:p>
      <text:p text:style-name="P30"><text:span text:style-name="T3">Isso posto, defiro o pedido do MP e determino a retificação da GEP para aplicar ao calculo da progressão de regime o percentual de 40% à pena referente ao processo criminal nº </text:span><text:span text:style-name="T4">0103624-35.2020.8.20.0001</text:span><text:span text:style-name="T3">, e 2/3 para o livramento condicional, em razão de se tratar de apenado primário em crime hediondo. </text:span></text:p>
      <text:p text:style-name="P30"><text:span text:style-name="T3">Determino ainda, de ofício, a alteração do percentual aplicado ao roubo referente ao processo criminal nº </text:span><text:span text:style-name="T4">0003077-16.2017.8.17.0990</text:span> <text:span text:style-name="T5">para 25%.</text:span></text:p>
      <text:p text:style-name="P7">P.R.I. Atualize-se a GEP. Ciência ao MP.</text:p>
      <text:p text:style-name="P35">_</text:p>
      <text:p text:style-name="P35"/>
      <text:p text:style-name="P3">Vistos etc.</text:p>
      <text:p text:style-name="P10">Requereu a Defesa a retificação da GEP para fazer constar no calculo da progressão de regime o percentual de 40% referente ao crime de natureza hedionda, alegando que ele foi indevidamente considerado reincidente (evento 325). </text:p>
      <text:p text:style-name="P6">Instado a se manifestar, o Ministério Público opinou pelo deferimento do pedido (evento 328). </text:p>
      <text:p text:style-name="P3">Relatados.</text:p>
      <text:p text:style-name="P3">Com razão as partes.</text:p>
      <text:p text:style-name="P3">Inicialmente, verifico que o fato delituoso do processo criminal nº 0800512-91.2021.8.20.5300 ocorreu em 29.01.2021, o que implica o uso da nova redação do artigo 112 da LEP.</text:p>
      <text:p text:style-name="P4">Ademais, observo que o apenado foi condenado por tráfico de drogas na pena do referido processo criminal, sendo sua condenação anterior por roubo majorado e posse irregular de arma de fogo (AP nº 0000350-74.2011.8.20.0129).</text:p>
      <text:p text:style-name="P3">Assim sendo, o apenado é primário em crime cometido com violência e sem violência, e também é primário em crime de natureza hedionda, embora seja reincidente genérico.</text:p>
      <text:p text:style-name="P3">Portanto, em relação ao crime de tráfico, é de se aplicar 40% (artigo 112, V, da LEP).</text:p>
      <text:p text:style-name="P6">Aqui lembro que a súmula 501 do STJ veda a combinação de leis, ainda que em benefício do apenado. </text:p>
      <text:p text:style-name="P6"><text:soft-page-break/>Ou seja, não é possível continuar a aplicar a fração de 1/6 aos demais crimes.</text:p>
      <text:p text:style-name="P3"><text:span text:style-name="T2">Isso posto, defiro o pedido da Defesa e determino a retificação da GEP para fazer constar 40% para o crime de natureza hedionda, determinando, ainda, de ofício, a aplicação do percentual de 25% (crime com violência) e 16% (crime sem violência) para os crimes de natureza comum, no cálculo da progressão de regime.</text:span> </text:p>
      <text:p text:style-name="P3">Determino ainda a aplicação da fração de 2/3 para o livramento condicional referente ao crime de tráfico de drogas, e 1/2 para os crimes comuns.</text:p>
      <text:p text:style-name="P3">PRI. Atualize-se a GEP. Ciência ao MP.</text:p>
      <text:p text:style-name="P36"/>
      <text:p text:style-name="P36"/>
      <text:p text:style-name="P39">RETIFICA FRAÇÃO DO 214 PARA CRIME HEDIONDO</text:p>
      <text:p text:style-name="P37"/>
      <text:p text:style-name="P37"/>
      <text:p text:style-name="P18">Vistos etc.</text:p>
      <text:p text:style-name="P25">Instado a se manifestar da guia de execução penal, o Ministério Público opinou pela retificação da fração aplicada ao livramento condicional para fazer constar 2/3, em razão de se tratar de crime de natureza hedionda.</text:p>
      <text:p text:style-name="P25">Acrescento ao relatório que a GEP atual está utilizando a fração de 1/6 para o cálculo da progressão de regime, e 1/3 para o livramento condicional</text:p>
      <text:p text:style-name="P25">Relatados.</text:p>
      <text:p text:style-name="P25">Com razão o Ministério Público.</text:p>
      <text:p text:style-name="P25">Isso porque a condenação deste PEC refere-se ao artigo 214 do CP, por fato ocorrido em 13.05.2007, posterior a alteração legislativa da lei 11.464/2007.</text:p>
      <text:p text:style-name="P25">Registro aqui que, embora o artigo 214 do CP tenha sido revogado pela lei 12.015/2009, a conduta não foi abolida do código penal, e sim incorporada ao artigo 213 do CP, o qual possui natureza hedionda.</text:p>
      <text:p text:style-name="P25">Isso posto, defiro o pedido do MP e determino a retificação da GEP para fazer constar 2/3 para o cálculo do livramento condicional.</text:p>
      <text:p text:style-name="P25">Determino, ainda, de ofício, a retificação da fração aplicada a progressão de regime para fazer constar 2/5.</text:p>
      <text:p text:style-name="P25">P.R.I. Atualize-se a GEP. Ciência ao MP.</text:p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  <style:font-face style:name="Times New Roman2" svg:font-family="'Times New Roman', serif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extbody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western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1-11-25T14:15:00Z</meta:creation-date>
    <dc:date>2023-10-11T12:57:33.649000000</dc:date>
    <meta:editing-cycles>25</meta:editing-cycles>
    <meta:editing-duration>P2DT14H43M26S</meta:editing-duration>
    <meta:document-statistic meta:table-count="0" meta:image-count="0" meta:object-count="0" meta:page-count="11" meta:paragraph-count="211" meta:word-count="4310" meta:character-count="26102" meta:non-whitespace-character-count="21960"/>
    <meta:template xlink:type="simple" xlink:actuate="onRequest" xlink:title="" xlink:href="Normal.dotm"/>
  </office:meta>
</office:document-meta>
</file>